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style:paragraph-properties fo:margin-top="0.4cm" fo:margin-bottom="0cm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nimation</text:p>
              </text:list-item>
              <text:list-item>
                <text:p>Interaction</text:p>
              </text:list-item>
              <text:list-item>
                <text:p>Complex shape modeling</text:p>
              </text:list-item>
              <text:list-item>
                <text:p>Complex material modeling</text:p>
              </text:list-item>
              <text:list-item>
                <text:p>More on lights</text:p>
              </text:list-item>
              <text:list-item>
                <text:p>More on came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Animation tool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5">Manual animation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5">Procedural anim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hysics:</text:p>
                <text:list>
                  <text:list-item>
                    <text:p>Fluid simulation</text:p>
                  </text:list-item>
                  <text:list-item>
                    <text:p>Static body and collision</text:p>
                  </text:list-item>
                  <text:list-item>
                    <text:p text:style-name="P7"><text:span text:style-name="T2">Rigid body </text:span>and collision</text:p>
                  </text:list-item>
                  <text:list-item>
                    <text:p>Kinematics and inverse kinematics</text:p>
                  </text:list-item>
                  <text:list-item>
                    <text:p>Cloth, ha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omplex shape mode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lternative shape representations</text:p>
              </text:list-item>
              <text:list-item>
                <text:p>Procedural approaches (noise)</text:p>
              </text:list-item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4T12:09:46.129148365</dc:date>
    <meta:editing-duration>PT16M25S</meta:editing-duration>
    <meta:editing-cycles>28</meta:editing-cycles>
    <meta:document-statistic meta:object-count="64"/>
  </office:meta>
</office:document-meta>
</file>